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5ce" officeooo:paragraph-rsid="0011c5ce"/>
    </style:style>
    <style:style style:name="P2" style:family="paragraph" style:parent-style-name="Standard">
      <style:text-properties officeooo:rsid="0013020c" officeooo:paragraph-rsid="0013020c"/>
    </style:style>
    <style:style style:name="P3" style:family="paragraph" style:parent-style-name="Text_20_body">
      <style:text-properties officeooo:rsid="0011c5ce" officeooo:paragraph-rsid="0011c5ce"/>
    </style:style>
    <style:style style:name="P4" style:family="paragraph" style:parent-style-name="Standard">
      <style:text-properties officeooo:rsid="0011c5ce" officeooo:paragraph-rsid="0011c5ce"/>
    </style:style>
    <style:style style:name="P5" style:family="paragraph" style:parent-style-name="Standard">
      <style:text-properties officeooo:rsid="0014f15a" officeooo:paragraph-rsid="0014f15a"/>
    </style:style>
    <style:style style:name="P6" style:family="paragraph" style:parent-style-name="Standard">
      <style:text-properties officeooo:rsid="0013020c" officeooo:paragraph-rsid="0013020c"/>
    </style:style>
    <style:style style:name="P7" style:family="paragraph" style:parent-style-name="Standard">
      <style:text-properties officeooo:rsid="00161cbd" officeooo:paragraph-rsid="00161cbd"/>
    </style:style>
    <style:style style:name="P8" style:family="paragraph" style:parent-style-name="Standard">
      <style:text-properties officeooo:rsid="00176269" officeooo:paragraph-rsid="00176269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76269"/>
    </style:style>
    <style:style style:name="T2" style:family="text">
      <style:text-properties officeooo:rsid="00182fc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 Data Logger</text:p>
      <text:p text:style-name="P1">---------------------------------------------</text:p>
      <text:p text:style-name="P1"/>
      <text:p text:style-name="P1"/>
      <text:p text:style-name="P1">ESP32</text:p>
      <text:p text:style-name="Text_20_body">SN65HVD230 CAN Board Network Transceiver Evaluation Development Module</text:p>
      <text:p text:style-name="P3">Onboard CAN transceiver SN65HVD230 </text:p>
      <text:list xml:id="list1183004076" text:style-name="L1">
        <text:list-item>
          <text:p text:style-name="P10">Powered from 3.3V </text:p>
        </text:list-item>
        <text:list-item>
          <text:p text:style-name="P10">Features ESD protection </text:p>
        </text:list-item>
        <text:list-item>
          <text:p text:style-name="P10">Connecting MCUs to the CAN network </text:p>
        </text:list-item>
        <text:list-item>
          <text:p text:style-name="P9">Compatible with PCA82C250 </text:p>
        </text:list-item>
      </text:list>
      <text:p text:style-name="P1"/>
      <text:p text:style-name="P1"/>
      <text:p text:style-name="P5">can bus implementation</text:p>
      <text:p text:style-name="P5"/>
      <text:p text:style-name="P5">CANH - &gt; 2.5V to 3.3V</text:p>
      <text:p text:style-name="P5">CANL -&gt; <text:span text:style-name="T1">0v to 2.5V</text:span></text:p>
      <text:p text:style-name="P5"/>
      <text:p text:style-name="P8">120E resister between CANH an d CANL</text:p>
      <text:p text:style-name="P1"/>
      <text:p text:style-name="P2">reference</text:p>
      <text:p text:style-name="P2"/>
      <text:p text:style-name="P2"><text:a xlink:type="simple" xlink:href="https://hackaday.com/2017/01/04/on-board-diagnostics/" text:style-name="Internet_20_link" text:visited-style-name="Visited_20_Internet_20_Link">https://hackaday.com/2017/01/04/on-board-diagnostics/</text:a></text:p>
      <text:p text:style-name="P2"><text:a xlink:type="simple" xlink:href="http://www.obddiag.net/allpro.html" text:style-name="Internet_20_link" text:visited-style-name="Visited_20_Internet_20_Link">http://www.obddiag.net/allpro.html</text:a></text:p>
      <text:p text:style-name="P2"><text:a xlink:type="simple" xlink:href="https://www.hackster.io/news/the-can32-an-esp32-based-can-bus-board-af5c9e1bd8ec" text:style-name="Internet_20_link" text:visited-style-name="Visited_20_Internet_20_Link">https://www.hackster.io/news/the-can32-an-esp32-based-can-bus-board-af5c9e1bd8ec</text:a></text:p>
      <text:p text:style-name="P7">[can <text:span text:style-name="T2">B</text:span>us library]</text:p>
      <text:p text:style-name="P2"><text:a xlink:type="simple" xlink:href="https://www.arduino.cc/reference/en/libraries/can/" text:style-name="Internet_20_link" text:visited-style-name="Visited_20_Internet_20_Link">https://www.arduino.cc/reference/en/libraries/can/</text:a></text:p>
      <text:p text:style-name="P2">https://github.com/sandeepmistry/arduino-C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22:08:02.089358008</meta:creation-date>
    <dc:date>2022-01-01T21:26:33.785637920</dc:date>
    <meta:editing-duration>PT39M2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66" meta:character-count="665" meta:non-whitespace-character-count="618"/>
  </office:meta>
</office:document-meta>
</file>